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7167in" table:align="left"/>
    </style:style>
    <style:style style:name="Table1.A" style:family="table-column">
      <style:table-column-properties style:column-width="0.9319in"/>
    </style:style>
    <style:style style:name="Table1.B" style:family="table-column">
      <style:table-column-properties style:column-width="2.3486in"/>
    </style:style>
    <style:style style:name="Table1.C" style:family="table-column">
      <style:table-column-properties style:column-width="2.436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⭐ <text:span text:style-name="Strong_20_Emphasis"><text:s text:c="2"/>Loops (for &amp; while)</text:span></text:h>
      <text:p text:style-name="Horizontal_20_Line"/>
      <text:h text:style-name="Heading_20_2" text:outline-level="2">📌 <text:span text:style-name="Strong_20_Emphasis">1. What Are Loops?</text:span></text:h>
      <text:p text:style-name="Text_20_body">A <text:span text:style-name="Strong_20_Emphasis">loop</text:span> is a programming structure used to <text:span text:style-name="Strong_20_Emphasis">repeat a piece of code multiple times automatically</text:span>, without rewriting the code again and again.</text:p>
      <text:h text:style-name="Heading_20_3" text:outline-level="3">Why do loops exist?</text:h>
      <text:list xml:id="list2648946109" text:style-name="L1">
        <text:list-item>
          <text:p text:style-name="P2">To avoid repetition</text:p>
        </text:list-item>
        <text:list-item>
          <text:p text:style-name="P2">To process lists/arrays</text:p>
        </text:list-item>
        <text:list-item>
          <text:p text:style-name="P2">To run tasks until a condition becomes false</text:p>
        </text:list-item>
        <text:list-item>
          <text:p text:style-name="P2">To write cleaner, shorter, more efficient programs</text:p>
        </text:list-item>
      </text:list>
      <text:h text:style-name="Heading_20_3" text:outline-level="3">Real-life analogy:</text:h>
      <text:p text:style-name="Text_20_body">In a gym, your coach says:<text:line-break/><text:span text:style-name="Strong_20_Emphasis">“Do 10 push-ups, 3 times.”</text:span><text:line-break/>You don’t write 30 push-ups individually — you <text:span text:style-name="Emphasis">repeat</text:span> the same action.<text:line-break/>That repetition = <text:span text:style-name="Strong_20_Emphasis">loops in programming</text:span>.</text:p>
      <text:p text:style-name="Horizontal_20_Line"/>
      <text:h text:style-name="Heading_20_1" text:outline-level="1">⭐ <text:span text:style-name="Strong_20_Emphasis">2. The </text:span><text:span text:style-name="Strong_20_Emphasis"><text:span text:style-name="Source_20_Text">for</text:span></text:span><text:span text:style-name="Strong_20_Emphasis"> Loop</text:span></text:h>
      <text:h text:style-name="Heading_20_3" text:outline-level="3">Definition</text:h>
      <text:p text:style-name="Text_20_body">A <text:span text:style-name="Source_20_Text">for</text:span> loop runs when you <text:span text:style-name="Strong_20_Emphasis">know in advance how many times</text:span> you want the code to repeat.<text:line-break/>It is also called a <text:span text:style-name="Strong_20_Emphasis">counted loop</text:span>.</text:p>
      <text:p text:style-name="Horizontal_20_Line"/>
      <text:h text:style-name="Heading_20_3" text:outline-level="3">Syntax</text:h>
      <text:p text:style-name="Preformatted_20_Text"><text:span text:style-name="Source_20_Text">for (initialization; condition; update) {</text:span></text:p>
      <text:p text:style-name="Preformatted_20_Text"><text:span text:style-name="Source_20_Text"><text:s text:c="4"/>// repeated code</text:span></text:p>
      <text:p text:style-name="P1"><text:span text:style-name="Source_20_Text">}</text:span></text:p>
      <text:h text:style-name="Heading_20_3" text:outline-level="3">Meaning:</text:h>
      <text:list xml:id="list1290006372" text:style-name="L2">
        <text:list-item>
          <text:p text:style-name="P3"><text:span text:style-name="Strong_20_Emphasis">Initialization:</text:span> Runs once before the loop starts</text:p>
        </text:list-item>
        <text:list-item>
          <text:p text:style-name="P3"><text:soft-page-break/><text:span text:style-name="Strong_20_Emphasis">Condition:</text:span> Loop continues <text:span text:style-name="Emphasis">while</text:span> this is true</text:p>
        </text:list-item>
        <text:list-item>
          <text:p text:style-name="P3"><text:span text:style-name="Strong_20_Emphasis">Update:</text:span> Runs after every iteration to move the loop forward</text:p>
        </text:list-item>
      </text:list>
      <text:p text:style-name="Horizontal_20_Line"/>
      <text:h text:style-name="Heading_20_2" text:outline-level="2">⭐ Example 1: Print numbers 1 to 5</text:h>
      <text:p text:style-name="Preformatted_20_Text"><text:span text:style-name="Source_20_Text">for (let i = 1; i &lt;= 5; i++) {</text:span></text:p>
      <text:p text:style-name="Preformatted_20_Text"><text:span text:style-name="Source_20_Text"><text:s text:c="4"/>console.log("Number is:", i);</text:span></text:p>
      <text:p text:style-name="P1"><text:span text:style-name="Source_20_Text">}</text:span></text:p>
      <text:h text:style-name="Heading_20_3" text:outline-level="3">Line-by-line:</text:h>
      <text:list xml:id="list2431934634" text:style-name="L3">
        <text:list-item>
          <text:p text:style-name="P4"><text:span text:style-name="Source_20_Text">let i = 1</text:span> → Start counter</text:p>
        </text:list-item>
        <text:list-item>
          <text:p text:style-name="P4"><text:span text:style-name="Source_20_Text">i &lt;= 5</text:span> → Loop runs until 5</text:p>
        </text:list-item>
        <text:list-item>
          <text:p text:style-name="P4"><text:span text:style-name="Source_20_Text">i++</text:span> → Increase counter</text:p>
        </text:list-item>
        <text:list-item>
          <text:p text:style-name="P4">Prints: 1 → 2 → 3 → 4 → 5</text:p>
        </text:list-item>
      </text:list>
      <text:p text:style-name="Horizontal_20_Line"/>
      <text:h text:style-name="Heading_20_2" text:outline-level="2">⭐ Example 2: Print even numbers from 1 to 20</text:h>
      <text:p text:style-name="Preformatted_20_Text"><text:span text:style-name="Source_20_Text">for (let i = 1; i &lt;= 20; i++) {</text:span></text:p>
      <text:p text:style-name="Preformatted_20_Text"><text:span text:style-name="Source_20_Text"><text:s text:c="4"/>if (i % 2 === 0) {</text:span></text:p>
      <text:p text:style-name="Preformatted_20_Text"><text:span text:style-name="Source_20_Text"><text:s text:c="8"/>console.log("Even:", i);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xml:id="list4013544673" text:style-name="L4">
        <text:list-item>
          <text:p text:style-name="P5"><text:span text:style-name="Source_20_Text">% 2 === 0</text:span> checks even numbers</text:p>
        </text:list-item>
        <text:list-item>
          <text:p text:style-name="P5">Output: 2, 4, 6, …, 20</text:p>
        </text:list-item>
      </text:list>
      <text:p text:style-name="Horizontal_20_Line"/>
      <text:h text:style-name="Heading_20_2" text:outline-level="2">⭐ Example 3: Sum of numbers 1 to 10</text:h>
      <text:p text:style-name="Preformatted_20_Text"><text:span text:style-name="Source_20_Text">let sum = 0;</text:span></text:p>
      <text:p text:style-name="Preformatted_20_Text"/>
      <text:p text:style-name="Preformatted_20_Text"><text:span text:style-name="Source_20_Text">for (let i = 1; i &lt;= 10; i++) {</text:span></text:p>
      <text:p text:style-name="Preformatted_20_Text"><text:span text:style-name="Source_20_Text"><text:s text:c="4"/>sum = sum + i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ole.log("Total Sum:", sum);</text:span></text:p>
      <text:p text:style-name="Text_20_body">Result: <text:span text:style-name="Strong_20_Emphasis">55</text:span></text:p>
      <text:p text:style-name="Horizontal_20_Line"/>
      <text:h text:style-name="Heading_20_2" text:outline-level="2"><text:soft-page-break/>⭐ Example 4: Reverse counting (10 → 1)</text:h>
      <text:p text:style-name="Preformatted_20_Text"><text:span text:style-name="Source_20_Text">for (let i = 10; i &gt;= 1; i--) {</text:span></text:p>
      <text:p text:style-name="Preformatted_20_Text"><text:span text:style-name="Source_20_Text"><text:s text:c="4"/>console.log(i);</text:span></text:p>
      <text:p text:style-name="P1"><text:span text:style-name="Source_20_Text">}</text:span></text:p>
      <text:p text:style-name="Horizontal_20_Line"/>
      <text:h text:style-name="Heading_20_2" text:outline-level="2">⭐ Example 5: Loop through an array</text:h>
      <text:p text:style-name="Preformatted_20_Text"><text:span text:style-name="Source_20_Text">const arr = [10, 20, 30, 40];</text:span></text:p>
      <text:p text:style-name="Preformatted_20_Text"/>
      <text:p text:style-name="Preformatted_20_Text"><text:span text:style-name="Source_20_Text">for (let i = 0; i &lt; arr.length; i++) {</text:span></text:p>
      <text:p text:style-name="Preformatted_20_Text"><text:span text:style-name="Source_20_Text"><text:s text:c="4"/>console.log(arr[i]);</text:span></text:p>
      <text:p text:style-name="P1"><text:span text:style-name="Source_20_Text">}</text:span></text:p>
      <text:list xml:id="list2303011817" text:style-name="L5">
        <text:list-item>
          <text:p text:style-name="P6"><text:span text:style-name="Source_20_Text">arr.length</text:span> ensures the loop stops at the last element.</text:p>
        </text:list-item>
      </text:list>
      <text:p text:style-name="Horizontal_20_Line"/>
      <text:h text:style-name="Heading_20_1" text:outline-level="1">⭐ <text:span text:style-name="Strong_20_Emphasis">3. The </text:span><text:span text:style-name="Strong_20_Emphasis"><text:span text:style-name="Source_20_Text">while</text:span></text:span><text:span text:style-name="Strong_20_Emphasis"> Loop</text:span></text:h>
      <text:h text:style-name="Heading_20_3" text:outline-level="3">Definition</text:h>
      <text:p text:style-name="Text_20_body">A <text:span text:style-name="Source_20_Text">while</text:span> loop runs <text:span text:style-name="Strong_20_Emphasis">as long as the given condition is true</text:span>.<text:line-break/>You often use it when <text:span text:style-name="Strong_20_Emphasis">you do not know exactly how many times</text:span> the loop should repeat.</text:p>
      <text:p text:style-name="Horizontal_20_Line"/>
      <text:h text:style-name="Heading_20_3" text:outline-level="3">Syntax</text:h>
      <text:p text:style-name="Preformatted_20_Text"><text:span text:style-name="Source_20_Text">while (condition) {</text:span></text:p>
      <text:p text:style-name="Preformatted_20_Text"><text:span text:style-name="Source_20_Text"><text:s text:c="4"/>// repeated code</text:span></text:p>
      <text:p text:style-name="P1"><text:span text:style-name="Source_20_Text">}</text:span></text:p>
      <text:p text:style-name="Text_20_body">⚠️ If the condition never becomes false, your loop becomes an <text:span text:style-name="Strong_20_Emphasis">infinite loop</text:span>.</text:p>
      <text:p text:style-name="Horizontal_20_Line"/>
      <text:h text:style-name="Heading_20_2" text:outline-level="2">⭐ Example 6: Print numbers 1 to 5</text:h>
      <text:p text:style-name="Preformatted_20_Text"><text:span text:style-name="Source_20_Text">let i = 1;</text:span></text:p>
      <text:p text:style-name="Preformatted_20_Text"/>
      <text:p text:style-name="Preformatted_20_Text"><text:span text:style-name="Source_20_Text">while (i &lt;= 5) {</text:span></text:p>
      <text:p text:style-name="Preformatted_20_Text"><text:span text:style-name="Source_20_Text"><text:s text:c="4"/>console.log("Value:", i);</text:span></text:p>
      <text:p text:style-name="Preformatted_20_Text"><text:span text:style-name="Source_20_Text"><text:s text:c="4"/>i++;</text:span></text:p>
      <text:p text:style-name="P1"><text:span text:style-name="Source_20_Text">}</text:span></text:p>
      <text:list xml:id="list416455033" text:style-name="L6">
        <text:list-item>
          <text:p text:style-name="P7">Runs until i becomes 6</text:p>
        </text:list-item>
        <text:list-item>
          <text:p text:style-name="P7">Prints 1, 2, 3, 4, 5</text:p>
        </text:list-item>
      </text:list>
      <text:p text:style-name="Horizontal_20_Line"><text:soft-page-break/></text:p>
      <text:h text:style-name="Heading_20_2" text:outline-level="2">⭐ Example 7: Odd numbers from 1 to 15</text:h>
      <text:p text:style-name="Preformatted_20_Text"><text:span text:style-name="Source_20_Text">let n = 1;</text:span></text:p>
      <text:p text:style-name="Preformatted_20_Text"/>
      <text:p text:style-name="Preformatted_20_Text"><text:span text:style-name="Source_20_Text">while (n &lt;= 15) {</text:span></text:p>
      <text:p text:style-name="Preformatted_20_Text"><text:span text:style-name="Source_20_Text"><text:s text:c="4"/>if (n % 2 !== 0) {</text:span></text:p>
      <text:p text:style-name="Preformatted_20_Text"><text:span text:style-name="Source_20_Text"><text:s text:c="8"/>console.log("Odd:", n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n++;</text:span></text:p>
      <text:p text:style-name="P1"><text:span text:style-name="Source_20_Text">}</text:span></text:p>
      <text:p text:style-name="Horizontal_20_Line"/>
      <text:h text:style-name="Heading_20_2" text:outline-level="2">⭐ Example 8: Countdown timer</text:h>
      <text:p text:style-name="Preformatted_20_Text"><text:span text:style-name="Source_20_Text">let time = 5;</text:span></text:p>
      <text:p text:style-name="Preformatted_20_Text"/>
      <text:p text:style-name="Preformatted_20_Text"><text:span text:style-name="Source_20_Text">while (time &gt; 0) {</text:span></text:p>
      <text:p text:style-name="Preformatted_20_Text"><text:span text:style-name="Source_20_Text"><text:s text:c="4"/>console.log("Timer:", time);</text:span></text:p>
      <text:p text:style-name="Preformatted_20_Text"><text:span text:style-name="Source_20_Text"><text:s text:c="4"/>time--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ole.log("Time's up!");</text:span></text:p>
      <text:p text:style-name="Horizontal_20_Line"/>
      <text:h text:style-name="Heading_20_2" text:outline-level="2">⭐ Example 9: Factorial of 5</text:h>
      <text:p text:style-name="Preformatted_20_Text"><text:span text:style-name="Source_20_Text">let n = 5;</text:span></text:p>
      <text:p text:style-name="Preformatted_20_Text"><text:span text:style-name="Source_20_Text">let result = 1;</text:span></text:p>
      <text:p text:style-name="Preformatted_20_Text"/>
      <text:p text:style-name="Preformatted_20_Text"><text:span text:style-name="Source_20_Text">while (n &gt; 0) {</text:span></text:p>
      <text:p text:style-name="Preformatted_20_Text"><text:span text:style-name="Source_20_Text"><text:s text:c="4"/>result = result * n;</text:span></text:p>
      <text:p text:style-name="Preformatted_20_Text"><text:span text:style-name="Source_20_Text"><text:s text:c="4"/>n--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ole.log("Factorial is:", result);</text:span></text:p>
      <text:p text:style-name="Horizontal_20_Line"/>
      <text:h text:style-name="Heading_20_1" text:outline-level="1">⭐ <text:span text:style-name="Strong_20_Emphasis">4. Real-Life Analogies</text:span></text:h>
      <text:h text:style-name="Heading_20_3" text:outline-level="3"><text:span text:style-name="Source_20_Text">for</text:span> loop analogy</text:h>
      <text:p text:style-name="Text_20_body">Calling roll numbers in class:<text:line-break/>1, 2, 3… until the last number.</text:p>
      <text:h text:style-name="Heading_20_3" text:outline-level="3"><text:soft-page-break/><text:span text:style-name="Source_20_Text">while</text:span> loop analogy</text:h>
      <text:p text:style-name="Text_20_body">“Scooter will run <text:span text:style-name="Strong_20_Emphasis">while</text:span> there is petrol in the tank.”<text:line-break/>You don’t know exact kilometers — the condition controls it.</text:p>
      <text:p text:style-name="Horizontal_20_Line"/>
      <text:h text:style-name="Heading_20_1" text:outline-level="1">⭐ <text:span text:style-name="Strong_20_Emphasis">5. for vs while (Comparison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for loop</text:p>
            </table:table-cell>
            <table:table-cell table:style-name="Table1.A1" office:value-type="string">
              <text:p text:style-name="Table_20_Heading">while loop</text:p>
            </table:table-cell>
          </table:table-row>
        </table:table-header-rows>
        <table:table-row>
          <table:table-cell table:style-name="Table1.A1" office:value-type="string">
            <text:p text:style-name="Table_20_Contents">Best for</text:p>
          </table:table-cell>
          <table:table-cell table:style-name="Table1.A1" office:value-type="string">
            <text:p text:style-name="Table_20_Contents">Fixed number of repetitions</text:p>
          </table:table-cell>
          <table:table-cell table:style-name="Table1.A1" office:value-type="string">
            <text:p text:style-name="Table_20_Contents">Unknown number of repetitions</text:p>
          </table:table-cell>
        </table:table-row>
        <table:table-row>
          <table:table-cell table:style-name="Table1.A1" office:value-type="string">
            <text:p text:style-name="Table_20_Contents">Structure</text:p>
          </table:table-cell>
          <table:table-cell table:style-name="Table1.A1" office:value-type="string">
            <text:p text:style-name="Table_20_Contents">Initialization + condition + update</text:p>
          </table:table-cell>
          <table:table-cell table:style-name="Table1.A1" office:value-type="string">
            <text:p text:style-name="Table_20_Contents">Only condition</text:p>
          </table:table-cell>
        </table:table-row>
        <table:table-row>
          <table:table-cell table:style-name="Table1.A1" office:value-type="string">
            <text:p text:style-name="Table_20_Contents">Example use</text:p>
          </table:table-cell>
          <table:table-cell table:style-name="Table1.A1" office:value-type="string">
            <text:p text:style-name="Table_20_Contents">Print 1–100</text:p>
          </table:table-cell>
          <table:table-cell table:style-name="Table1.A1" office:value-type="string">
            <text:p text:style-name="Table_20_Contents">Ask user for password until correct</text:p>
          </table:table-cell>
        </table:table-row>
        <table:table-row>
          <table:table-cell table:style-name="Table1.A1" office:value-type="string">
            <text:p text:style-name="Table_20_Contents">Reads like</text:p>
          </table:table-cell>
          <table:table-cell table:style-name="Table1.A1" office:value-type="string">
            <text:p text:style-name="Table_20_Contents">Count from A to B</text:p>
          </table:table-cell>
          <table:table-cell table:style-name="Table1.A1" office:value-type="string">
            <text:p text:style-name="Table_20_Contents">Do until condition becomes false</text:p>
          </table:table-cell>
        </table:table-row>
      </table:table>
      <text:p text:style-name="Horizontal_20_Line"/>
      <text:h text:style-name="Heading_20_1" text:outline-level="1">⭐ <text:span text:style-name="Strong_20_Emphasis">6. Additional Practical Examples</text:span></text:h>
      <text:h text:style-name="Heading_20_3" text:outline-level="3">Example 10: Print each character of a string (for loop)</text:h>
      <text:p text:style-name="Preformatted_20_Text"><text:span text:style-name="Source_20_Text">const str = "Hello";</text:span></text:p>
      <text:p text:style-name="Preformatted_20_Text"/>
      <text:p text:style-name="Preformatted_20_Text"><text:span text:style-name="Source_20_Text">for (let i = 0; i &lt; str.length; i++) {</text:span></text:p>
      <text:p text:style-name="Preformatted_20_Text"><text:span text:style-name="Source_20_Text"><text:s text:c="4"/>console.log(str[i]);</text:span></text:p>
      <text:p text:style-name="P1"><text:span text:style-name="Source_20_Text">}</text:span></text:p>
      <text:p text:style-name="Horizontal_20_Line"/>
      <text:h text:style-name="Heading_20_3" text:outline-level="3">Example 11: Sum array using while loop</text:h>
      <text:p text:style-name="Preformatted_20_Text"><text:span text:style-name="Source_20_Text">const nums = [5, 10, 15];</text:span></text:p>
      <text:p text:style-name="Preformatted_20_Text"><text:span text:style-name="Source_20_Text">let index = 0;</text:span></text:p>
      <text:p text:style-name="Preformatted_20_Text"><text:span text:style-name="Source_20_Text">let total = 0;</text:span></text:p>
      <text:p text:style-name="Preformatted_20_Text"/>
      <text:p text:style-name="Preformatted_20_Text"><text:span text:style-name="Source_20_Text">while (index &lt; nums.length) {</text:span></text:p>
      <text:p text:style-name="Preformatted_20_Text"><text:span text:style-name="Source_20_Text"><text:s text:c="4"/>total += nums[index];</text:span></text:p>
      <text:p text:style-name="Preformatted_20_Text"><text:span text:style-name="Source_20_Text"><text:s text:c="4"/>index++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ole.log("Total:", total);</text:span></text:p>
      <text:p text:style-name="Horizontal_20_Line"/>
      <text:h text:style-name="Heading_20_1" text:outline-level="1">⭐ <text:span text:style-name="Strong_20_Emphasis">7. Exercises for Students</text:span></text:h>
      <text:list xml:id="list1891097292" text:style-name="L7">
        <text:list-item>
          <text:p text:style-name="P8">Print numbers 1 to 10 using a <text:span text:style-name="Source_20_Text">for</text:span> loop.</text:p>
        </text:list-item>
        <text:list-item>
          <text:p text:style-name="P8">Print your name 5 times using <text:span text:style-name="Source_20_Text">while</text:span>.</text:p>
        </text:list-item>
        <text:list-item>
          <text:p text:style-name="P8"><text:soft-page-break/>Print numbers divisible by 3 from 1 to 30.</text:p>
        </text:list-item>
        <text:list-item>
          <text:p text:style-name="P8">Sum all even numbers between 1 and 50.</text:p>
        </text:list-item>
        <text:list-item>
          <text:p text:style-name="P8">Print each item of an array using both loops.</text:p>
        </text:list-item>
      </text:list>
      <text:p text:style-name="Horizontal_20_Line"/>
      <text:h text:style-name="Heading_20_1" text:outline-level="1">⭐ <text:span text:style-name="Strong_20_Emphasis">8. Mini Quiz</text:span></text:h>
      <text:list xml:id="list3153616668" text:style-name="L8">
        <text:list-item>
          <text:p text:style-name="P9">When does the update part of the for loop run?</text:p>
        </text:list-item>
        <text:list-item>
          <text:p text:style-name="P9">When does a while loop stop?</text:p>
        </text:list-item>
        <text:list-item>
          <text:p text:style-name="P9">What happens if a while loop condition never becomes false?</text:p>
        </text:list-item>
        <text:list-item>
          <text:p text:style-name="P9">Which loop is best for fixed repetition?</text:p>
        </text:list-item>
        <text:list-item>
          <text:p text:style-name="P9">Which loop is best when repetition count is unknown?</text:p>
        </text:list-item>
      </text:list>
      <text:p text:style-name="Horizontal_20_Line"/>
      <text:h text:style-name="Heading_20_1" text:outline-level="1">⭐ <text:span text:style-name="Strong_20_Emphasis">9. Conclusion</text:span></text:h>
      <text:p text:style-name="Text_20_body"><text:span text:style-name="Source_20_Text">for</text:span> loops are best when you know how many times to repeat.<text:line-break/><text:span text:style-name="Source_20_Text">while</text:span> loops are best when you only have a condition and the repetitions are unknown.<text:line-break/>Both are essential tools for iterating, repeating tasks, and processing data.</text:p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0T19:01:45.865000000</meta:creation-date>
    <dc:date>2025-11-21T16:24:42.694000000</dc:date>
    <meta:editing-duration>PT15M43S</meta:editing-duration>
    <meta:editing-cycles>2</meta:editing-cycles>
    <meta:generator>Neat_Office/6.2.8.2$Windows_x86 LibreOffice_project/</meta:generator>
    <meta:document-statistic meta:table-count="1" meta:image-count="0" meta:object-count="0" meta:page-count="6" meta:paragraph-count="144" meta:word-count="826" meta:character-count="4143" meta:non-whitespace-character-count="3391"/>
  </office:meta>
</office:document-meta>
</file>